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2c81f" officeooo:paragraph-rsid="000134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Set Up Access to a Private GitHub Repository for Testing</text:p>
      <text:p text:style-name="P1"/>
      <text:p text:style-name="P1">Part 1: SSH Key Setup (if you don’t have one)</text:p>
      <text:p text:style-name="P1"/>
      <text:p text:style-name="P1">1. Check for an Existing SSH Key <text:s/></text:p>
      <text:p text:style-name="P1"><text:s text:c="3"/>Open a terminal on your test system and run: <text:s/></text:p>
      <text:p text:style-name="P1"><text:s text:c="3"/>ls ~/.ssh/id_*.pub <text:s/></text:p>
      <text:p text:style-name="P1"><text:s text:c="3"/>If you see no output, you don’t have an SSH key yet.</text:p>
      <text:p text:style-name="P1"/>
      <text:p text:style-name="P1">2. Generate a New SSH Key <text:s/></text:p>
      <text:p text:style-name="P1"><text:s text:c="3"/>If needed, create a new SSH key by running: <text:s/></text:p>
      <text:p text:style-name="P1"><text:s text:c="3"/>ssh-keygen -t ed25519 -C "your_email@example.com" <text:s/></text:p>
      <text:p text:style-name="P1"><text:s text:c="3"/>Replace "your_email@example.com" with your GitHub email. <text:s/></text:p>
      <text:p text:style-name="P1"><text:s text:c="3"/>Press Enter to accept defaults and optionally set a passphrase.</text:p>
      <text:p text:style-name="P1"/>
      <text:p text:style-name="P1">3. Copy Your SSH Public Key <text:s/></text:p>
      <text:p text:style-name="P1"><text:s text:c="3"/>Display your public key: <text:s/></text:p>
      <text:p text:style-name="P1"><text:s text:c="3"/>cat ~/.ssh/id_ed25519.pub <text:s/></text:p>
      <text:p text:style-name="P1"><text:s text:c="3"/>Copy the entire output line.</text:p>
      <text:p text:style-name="P1"/>
      <text:p text:style-name="P1">4. Add the SSH Key to Your GitHub Account <text:s/></text:p>
      <text:p text:style-name="P1"><text:s text:c="3"/>- Log into GitHub on a device with a GUI. <text:s/></text:p>
      <text:p text:style-name="P1"><text:s text:c="3"/>- Go to Settings &gt; SSH and GPG Keys. <text:s/></text:p>
      <text:p text:style-name="P1"><text:s text:c="3"/>- Click "New SSH Key". <text:s/></text:p>
      <text:p text:style-name="P1"><text:s text:c="3"/>- Paste your copied key into the field. <text:s/></text:p>
      <text:p text:style-name="P1"><text:s text:c="3"/>- Add a descriptive title (e.g., “Test System”) and save.</text:p>
      <text:p text:style-name="P1"/>
      <text:p text:style-name="P1">Notes for Headless Systems <text:s/></text:p>
      <text:p text:style-name="P1">If your test system has no GUI, to copy your SSH key: <text:s/></text:p>
      <text:p text:style-name="P1"><text:soft-page-break/>- Find your test system’s IP address by running `ip a` and look for the IP under interfaces starting with "enp" (wired) or "wlp" (wireless). <text:s/></text:p>
      <text:p text:style-name="P1">- SSH into your test system from another device with GUI: <text:s/></text:p>
      <text:p text:style-name="P1"><text:s text:c="2"/>ssh username@ip_address <text:s/></text:p>
      <text:p text:style-name="P1">- Use Ctrl+Shift+C and Ctrl+Shift+V to copy/paste between terminals.</text:p>
      <text:p text:style-name="P1"/>
      <text:p text:style-name="P1">Part 2: Clone and Install the Private Repository</text:p>
      <text:p text:style-name="P1"/>
      <text:p text:style-name="P1">On your test system:</text:p>
      <text:p text:style-name="P1"/>
      <text:p text:style-name="P1">1. Install git if it’s not installed: <text:s/></text:p>
      <text:p text:style-name="P1"><text:s text:c="3"/>sudo dnf install git -y</text:p>
      <text:p text:style-name="P1"/>
      <text:p text:style-name="P1">2. Clone the repository using SSH (example command; replace with your repo URL): <text:s/></text:p>
      <text:p text:style-name="P1"><text:s text:c="3"/>git clone git@github.com:Always-Growing/Level-Up.git</text:p>
      <text:p text:style-name="P1"/>
      <text:p text:style-name="P1">3. Change directory to the repo: <text:s/></text:p>
      <text:p text:style-name="P1"><text:s text:c="3"/>cd Level-Up</text:p>
      <text:p text:style-name="P1"/>
      <text:p text:style-name="P1">4. Make the install script executable: <text:s/></text:p>
      <text:p text:style-name="P1"><text:s text:c="3"/>chmod +x install.sh</text:p>
      <text:p text:style-name="P1"/>
      <text:p text:style-name="P1">5. Run the install script: <text:s/></text:p>
      <text:p text:style-name="P1"><text:s text:c="3"/>./install.sh</text:p>
      <text:p text:style-name="P1"/>
      <text:p text:style-name="P1">Accessing a Test Branch</text:p>
      <text:p text:style-name="P1"/>
      <text:p text:style-name="P1">If you want to work on a test branch, do the following after cloning (replace examplebranch with your branch name): <text:s/></text:p>
      <text:p text:style-name="P1">git checkout -b feature/examplebranch origin/feature/examplebranch <text:s/></text:p>
      <text:p text:style-name="P1"><text:soft-page-break/>chmod +x install.sh <text:s/></text:p>
      <text:p text:style-name="P1">./install.s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09:36:45.192121601</meta:creation-date>
    <dc:date>2025-09-14T23:15:49.627045352</dc:date>
    <meta:editing-duration>PT3H4M17S</meta:editing-duration>
    <meta:editing-cycles>20</meta:editing-cycles>
    <meta:generator>LibreOffice/25.2.6.2$Linux_X86_64 LibreOffice_project/520$Build-2</meta:generator>
    <meta:document-statistic meta:table-count="0" meta:image-count="0" meta:object-count="0" meta:page-count="3" meta:paragraph-count="44" meta:word-count="315" meta:character-count="1948" meta:non-whitespace-character-count="1559"/>
  </office:meta>
</office:document-meta>
</file>